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47.54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end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end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34.48mm" svg:y="1mm">
            <draw:object draw:notify-on-update-of-ranges="Feuille1.B1:Feuille1.B1 Feuille1.B2:Feuille1.B4 Feuille1.C1:Feuille1.C1 Feuille1.C2:Feuille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om de l'image</text:p>
          </table:table-cell>
          <table:table-cell table:style-name="ce1" office:value-type="string" calcext:value-type="string">
            <text:p>Résolution de l'image </text:p>
          </table:table-cell>
          <table:table-cell table:style-name="ce1" office:value-type="string" calcext:value-type="string">
            <text:p>Temps de traitement (secondes)</text:p>
          </table:table-cell>
        </table:table-row>
        <table:table-row table:style-name="ro2">
          <table:table-cell office:value-type="string" calcext:value-type="string">
            <text:p>Phare1.jpg</text:p>
          </table:table-cell>
          <table:table-cell table:style-name="ce3" office:value-type="float" office:value="1187056" calcext:value-type="float">
            <text:p>1187056</text:p>
          </table:table-cell>
          <table:table-cell table:style-name="ce3" office:value-type="float" office:value="6.10796022415161" calcext:value-type="float">
            <text:p>6,10796022415161</text:p>
          </table:table-cell>
        </table:table-row>
        <table:table-row table:style-name="ro2">
          <table:table-cell office:value-type="string" calcext:value-type="string">
            <text:p>Phare2.jpg</text:p>
          </table:table-cell>
          <table:table-cell office:value-type="float" office:value="5078016" calcext:value-type="float">
            <text:p>5078016</text:p>
          </table:table-cell>
          <table:table-cell office:value-type="float" office:value="17.5427196025848" calcext:value-type="float">
            <text:p>17,5427196025848</text:p>
          </table:table-cell>
        </table:table-row>
        <table:table-row table:style-name="ro2">
          <table:table-cell office:value-type="string" calcext:value-type="string">
            <text:p>Phare3.jpg</text:p>
          </table:table-cell>
          <table:table-cell office:value-type="float" office:value="21829430" calcext:value-type="float">
            <text:p>21829430</text:p>
          </table:table-cell>
          <table:table-cell office:value-type="float" office:value="68.8093512058258" calcext:value-type="float">
            <text:p>68,8093512058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5:17:44.2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3-30T15:30:14.741000000</dc:date>
    <meta:editing-duration>PT2M17S</meta:editing-duration>
    <meta:editing-cycles>3</meta:editing-cycles>
    <meta:generator>LibreOffice/6.2.4.2$Windows_X86_64 LibreOffice_project/2412653d852ce75f65fbfa83fb7e7b669a126d64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4.002cm" style:legend-expansion="high" chart:style-name="ch2"/>
        <chart:plot-area chart:style-name="ch3" table:cell-range-address="Feuille1.B1:Feuille1.C4" chart:data-source-has-labels="row" svg:x="0.32cm" svg:y="0.18cm" svg:width="10.153cm" svg:height="8.64cm">
          <chartooo:coordinate-region svg:x="0.941cm" svg:y="0.379cm" svg:width="8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4" chart:label-cell-address="Feuille1.C1:Feuille1.C1" chart:class="chart:scatter">
            <chart:domain table:cell-range-address="Feuille1.B2:Feuille1.B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emps de traitement (seconde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7056">
                <text:p>1187056</text:p>
                <draw:g>
                  <svg:desc>Feuille1.B2:Feuille1.B4</svg:desc>
                </draw:g>
              </table:table-cell>
              <table:table-cell office:value-type="float" office:value="6.10796022415161">
                <text:p>6.10796022415161</text:p>
                <draw:g>
                  <svg:desc>Feuille1.C2:Feuille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8016">
                <text:p>5078016</text:p>
              </table:table-cell>
              <table:table-cell office:value-type="float" office:value="17.5427196025848">
                <text:p>17.5427196025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29430">
                <text:p>21829430</text:p>
              </table:table-cell>
              <table:table-cell office:value-type="float" office:value="68.8093512058258">
                <text:p>68.8093512058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